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4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number-columns-repeated="3" table:default-cell-style-name="ce3"/>
        <table:table-column table:style-name="co1" table:number-columns-repeated="1015" table:default-cell-style-name="Default"/>
        <table:table-row table:style-name="ro1">
          <table:table-cell table:style-name="ce3" office:value-type="string" calcext:value-type="string">
            <text:p>Header row 1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3" office:value-type="string" calcext:value-type="string">
            <text:p>Header row 2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3" office:value-type="string" calcext:value-type="string">
            <text:p>Header row 3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Column A</text:p>
          </table:table-cell>
          <table:table-cell/>
          <table:table-cell office:value-type="string" calcext:value-type="string">
            <text:p>Column B</text:p>
          </table:table-cell>
          <table:table-cell table:number-columns-repeated="2"/>
          <table:table-cell office:value-type="string" calcext:value-type="string">
            <text:p>Column C</text:p>
          </table:table-cell>
          <table:table-cell office:value-type="string" calcext:value-type="string">
            <text:p>Column D</text:p>
          </table:table-cell>
          <table:table-cell office:value-type="string" calcext:value-type="string">
            <text:p>Column E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23-05-01" calcext:value-type="date">
            <text:p>2023-05-01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01-05-2023</text:p>
          </table:table-cell>
          <table:table-cell office:value-type="string" calcext:value-type="string">
            <text:p>This is test 1</text:p>
          </table:table-cell>
          <table:table-cell table:style-name="ce5" office:value-type="float" office:value="1234.5" calcext:value-type="float">
            <text:p>1,234.5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23-05-15" calcext:value-type="date">
            <text:p>2023-05-1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15-05-2023</text:p>
          </table:table-cell>
          <table:table-cell office:value-type="string" calcext:value-type="string">
            <text:p>This is test 2</text:p>
          </table:table-cell>
          <table:table-cell table:style-name="ce5" office:value-type="float" office:value="165" calcext:value-type="float">
            <text:p>165.0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23-05-31" calcext:value-type="date">
            <text:p>2023-05-31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31-05-2023</text:p>
          </table:table-cell>
          <table:table-cell office:value-type="string" calcext:value-type="string">
            <text:p>This is test 3</text:p>
          </table:table-cell>
          <table:table-cell office:value-type="float" office:value="234" calcext:value-type="float">
            <text:p>23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23-06-15" calcext:value-type="date">
            <text:p>2023-06-1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4" office:value-type="string" calcext:value-type="string">
            <text:p>15-06-2023</text:p>
          </table:table-cell>
          <table:table-cell office:value-type="string" calcext:value-type="string">
            <text:p>This is test 4</text:p>
          </table:table-cell>
          <table:table-cell office:value-type="float" office:value="35687.88" calcext:value-type="float">
            <text:p>35687.8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00-01-25" calcext:value-type="date">
            <text:p>2000-01-2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25-01-2000</text:p>
          </table:table-cell>
          <table:table-cell office:value-type="string" calcext:value-type="string">
            <text:p>This is test 5</text:p>
          </table:table-cell>
          <table:table-cell office:value-type="float" office:value="4168463.39" calcext:value-type="float">
            <text:p>4168463.3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01-11-16" calcext:value-type="date">
            <text:p>2001-11-16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16-11-2001</text:p>
          </table:table-cell>
          <table:table-cell office:value-type="string" calcext:value-type="string">
            <text:p>This is test 6</text:p>
          </table:table-cell>
          <table:table-cell office:value-type="float" office:value="546454.25" calcext:value-type="float">
            <text:p>546454.2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1998-07-01" calcext:value-type="date">
            <text:p>1998-07-01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01-07-1998</text:p>
          </table:table-cell>
          <table:table-cell office:value-type="string" calcext:value-type="string">
            <text:p>This is test 7</text:p>
          </table:table-cell>
          <table:table-cell office:value-type="float" office:value="-546.58" calcext:value-type="float">
            <text:p>-546.58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0">
      <number:minutes number:style="long"/>
      <number:text>:</number:text>
      <number:seconds number:style="long" number:decimal-places="1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4P2" style:volatile="true">
      <number:currency-symbol/>
      <number:fill-character> </number:fill-character>
      <number:text>-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date-style style:name="N159">
      <number:month/>
      <number:text>/</number:text>
      <number:day/>
      <number:text>/</number:text>
      <number:year number:style="long"/>
    </number:date-style>
    <number:date-style style:name="N160">
      <number:day/>
      <number:text>-</number:text>
      <number:month number:textual="true"/>
      <number:text>-</number:text>
      <number:year/>
    </number:date-style>
    <number:date-style style:name="N161">
      <number:day/>
      <number:text>-</number:text>
      <number:month number:textual="true"/>
    </number:date-style>
    <number:date-style style:name="N162">
      <number:month number:textual="true"/>
      <number:text>-</number:text>
      <number:year/>
    </number:date-style>
    <number:time-style style:name="N163">
      <number:hours/>
      <number:text>:</number:text>
      <number:minutes number:style="long"/>
      <number:text> </number:text>
      <number:am-pm/>
    </number:time-style>
    <number:time-style style:name="N16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5">
      <number:hours/>
      <number:text>:</number:text>
      <number:minutes number:style="long"/>
    </number:time-style>
    <number:time-style style:name="N166">
      <number:hours/>
      <number:text>:</number:text>
      <number:minutes number:style="long"/>
      <number:text>:</number:text>
      <number:seconds number:style="long"/>
    </number:time-style>
    <number:date-style style:name="N16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currency-style style:name="N16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0P0"/>
    </number:currency-style>
    <number:currency-style style:name="N1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  <number:text> </number:text>
    </number:number-style>
    <number:number-style style:name="N17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> </number:text>
      <number:fill-character> </number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5P2" style:volatile="true">
      <number:text> </number:text>
      <number:currency-symbol/>
      <number:fill-character> </number:fill-character>
      <number:text>- </number:text>
    </number:currency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00:54:55</meta:creation-date>
    <dc:language>en-US</dc:language>
    <dc:date>2023-04-16T21:07:32.376802458</dc:date>
    <meta:editing-cycles>3</meta:editing-cycles>
    <meta:editing-duration>PT11M23S</meta:editing-duration>
    <meta:generator>LibreOffice/7.5.2.2$Linux_X86_64 LibreOffice_project/53bb9681a964705cf672590721dbc85eb4d0c3a2</meta:generator>
    <meta:document-statistic meta:table-count="1" meta:cell-count="43" meta:object-count="0"/>
    <meta:user-defined meta:name="AppVersion">15.0000</meta:user-defined>
  </office:meta>
</office:document-meta>
</file>